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" svg:font-family="Aller" style:font-adornments="Normal" style:font-pitch="variable"/>
    <style:font-face style:name="Aller Display1" svg:font-family="'Aller Display'" style:font-pitch="variable"/>
    <style:font-face style:name="Aller Display" svg:font-family="'Aller Display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draw:stroke-dash="Dashed_20__28_var_29__20_1" svg:stroke-width="0.1cm" svg:stroke-color="#dc322f" draw:marker-start="" draw:marker-start-width="0.35cm" draw:marker-start-center="false" draw:marker-end="" draw:marker-end-width="0.35cm" draw:marker-end-center="false" draw:fill="solid" draw:fill-color="#dc322f" draw:fill-image-width="0cm" draw:fill-image-height="0cm" draw:textarea-horizontal-align="justify" draw:textarea-vertical-align="middle" draw:auto-grow-height="false" fo:min-height="0.438cm" fo:min-width="0.438cm" fo:padding-top="0.1cm" fo:padding-bottom="0.1cm" fo:padding-left="0.1cm" fo:padding-right="0.1cm" draw:shadow="hidden" draw:shadow-offset-x="0.2cm" draw:shadow-offset-y="0.2cm" draw:shadow-color="#808080" style:protect="size"/>
    </style:style>
    <style:style style:name="gr2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0.601cm" fo:padding-top="-0.3cm" fo:padding-bottom="0.1cm" fo:padding-left="0.1cm" fo:padding-right="0.1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0.601cm" fo:padding-top="-0.3cm" fo:padding-bottom="0.1cm" fo:padding-left="0.1cm" fo:padding-right="0.1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none" draw:stroke-dash="Dashed_20__28_var_29__20_1" svg:stroke-width="0.1cm" svg:stroke-color="#dc322f" draw:marker-start="" draw:marker-start-width="0.35cm" draw:marker-start-center="false" draw:marker-end="" draw:marker-end-width="0.35cm" draw:marker-end-center="false" draw:fill="solid" draw:fill-color="#dc322f" draw:fill-image-width="0cm" draw:fill-image-height="0cm" draw:textarea-horizontal-align="justify" draw:textarea-vertical-align="middle" draw:auto-grow-height="false" fo:min-height="0.438cm" fo:min-width="0.438cm" fo:padding-top="0.1cm" fo:padding-bottom="0.1cm" fo:padding-left="0.1cm" fo:padding-right="0.1cm" draw:shadow="hidden" draw:shadow-offset-x="0.2cm" draw:shadow-offset-y="0.2cm" draw:shadow-color="#808080" style:protect="size"/>
    </style:style>
    <style:style style:name="gr7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0.601cm" fo:padding-top="-0.3cm" fo:padding-bottom="0.1cm" fo:padding-left="0.1cm" fo:padding-right="0.1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0.601cm" fo:padding-top="-0.3cm" fo:padding-bottom="0.1cm" fo:padding-left="0.1cm" fo:padding-right="0.1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none" draw:stroke-dash="Dashed_20__28_var_29__20_1" svg:stroke-width="0.1cm" svg:stroke-color="#dc322f" draw:marker-start="" draw:marker-start-width="0.35cm" draw:marker-start-center="false" draw:marker-end="" draw:marker-end-width="0.35cm" draw:marker-end-center="false" draw:fill="solid" draw:fill-color="#dc322f" draw:fill-image-width="0cm" draw:fill-image-height="0cm" draw:textarea-horizontal-align="justify" draw:textarea-vertical-align="middle" draw:auto-grow-height="false" fo:min-height="0.438cm" fo:min-width="0.438cm" fo:padding-top="0.1cm" fo:padding-bottom="0.1cm" fo:padding-left="0.1cm" fo:padding-right="0.1cm" draw:shadow="hidden" draw:shadow-offset-x="0.2cm" draw:shadow-offset-y="0.2cm" draw:shadow-color="#808080" style:protect="size"/>
    </style:style>
    <style:style style:name="gr12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0.601cm" fo:padding-top="-0.3cm" fo:padding-bottom="0.1cm" fo:padding-left="0.1cm" fo:padding-right="0.1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0.601cm" fo:padding-top="-0.3cm" fo:padding-bottom="0.1cm" fo:padding-left="0.1cm" fo:padding-right="0.1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none" draw:stroke-dash="Dashed_20__28_var_29__20_1" svg:stroke-width="0.1cm" svg:stroke-color="#dc322f" draw:marker-start="" draw:marker-start-width="0.35cm" draw:marker-start-center="false" draw:marker-end="" draw:marker-end-width="0.35cm" draw:marker-end-center="false" draw:fill="solid" draw:fill-color="#dc322f" draw:fill-image-width="0cm" draw:fill-image-height="0cm" draw:textarea-horizontal-align="justify" draw:textarea-vertical-align="middle" draw:auto-grow-height="false" fo:min-height="0.438cm" fo:min-width="0.438cm" fo:padding-top="0.1cm" fo:padding-bottom="0.1cm" fo:padding-left="0.1cm" fo:padding-right="0.1cm" draw:shadow="hidden" draw:shadow-offset-x="0.2cm" draw:shadow-offset-y="0.2cm" draw:shadow-color="#808080" style:protect="size"/>
    </style:style>
    <style:style style:name="gr17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0.601cm" fo:padding-top="-0.3cm" fo:padding-bottom="0.1cm" fo:padding-left="0.1cm" fo:padding-right="0.1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0.601cm" fo:padding-top="-0.3cm" fo:padding-bottom="0.1cm" fo:padding-left="0.1cm" fo:padding-right="0.1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none" draw:stroke-dash="Dashed_20__28_var_29__20_1" svg:stroke-width="0.1cm" svg:stroke-color="#dc322f" draw:marker-start="" draw:marker-start-width="0.35cm" draw:marker-start-center="false" draw:marker-end="" draw:marker-end-width="0.35cm" draw:marker-end-center="false" draw:fill="solid" draw:fill-color="#dc322f" draw:fill-image-width="0cm" draw:fill-image-height="0cm" draw:textarea-horizontal-align="justify" draw:textarea-vertical-align="middle" draw:auto-grow-height="false" fo:min-height="0.438cm" fo:min-width="0.438cm" fo:padding-top="0.1cm" fo:padding-bottom="0.1cm" fo:padding-left="0.1cm" fo:padding-right="0.1cm" draw:shadow="hidden" draw:shadow-offset-x="0.2cm" draw:shadow-offset-y="0.2cm" draw:shadow-color="#808080" style:protect="size"/>
    </style:style>
    <style:style style:name="gr22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0.601cm" fo:padding-top="-0.3cm" fo:padding-bottom="0.1cm" fo:padding-left="0.1cm" fo:padding-right="0.1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1.001cm" fo:padding-top="-0.3cm" fo:padding-bottom="0.1cm" fo:padding-left="0.1cm" fo:padding-right="0.1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none" draw:stroke-dash="Dashed_20__28_var_29__20_1" svg:stroke-width="0.1cm" svg:stroke-color="#dc322f" draw:marker-start="" draw:marker-start-width="0.35cm" draw:marker-start-center="false" draw:marker-end="" draw:marker-end-width="0.35cm" draw:marker-end-center="false" draw:fill="solid" draw:fill-color="#dc322f" draw:fill-image-width="0cm" draw:fill-image-height="0cm" draw:textarea-horizontal-align="justify" draw:textarea-vertical-align="middle" draw:auto-grow-height="false" fo:min-height="0.438cm" fo:min-width="0.438cm" fo:padding-top="0.1cm" fo:padding-bottom="0.1cm" fo:padding-left="0.1cm" fo:padding-right="0.1cm" draw:shadow="hidden" draw:shadow-offset-x="0.2cm" draw:shadow-offset-y="0.2cm" draw:shadow-color="#808080" style:protect="size"/>
    </style:style>
    <style:style style:name="gr28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0.601cm" fo:padding-top="-0.3cm" fo:padding-bottom="0.1cm" fo:padding-left="0.1cm" fo:padding-right="0.1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1.001cm" fo:padding-top="-0.3cm" fo:padding-bottom="0.1cm" fo:padding-left="0.1cm" fo:padding-right="0.1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32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none" draw:stroke-dash="Dashed_20__28_var_29__20_1" svg:stroke-width="0.1cm" svg:stroke-color="#dc322f" draw:marker-start="" draw:marker-start-width="0.35cm" draw:marker-start-center="false" draw:marker-end="" draw:marker-end-width="0.35cm" draw:marker-end-center="false" draw:fill="solid" draw:fill-color="#dc322f" draw:fill-image-width="0cm" draw:fill-image-height="0cm" draw:textarea-horizontal-align="justify" draw:textarea-vertical-align="middle" draw:auto-grow-height="false" fo:min-height="0.438cm" fo:min-width="0.438cm" fo:padding-top="0.1cm" fo:padding-bottom="0.1cm" fo:padding-left="0.1cm" fo:padding-right="0.1cm" draw:shadow="hidden" draw:shadow-offset-x="0.2cm" draw:shadow-offset-y="0.2cm" draw:shadow-color="#808080" style:protect="size"/>
    </style:style>
    <style:style style:name="gr34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0.601cm" fo:padding-top="-0.3cm" fo:padding-bottom="0.1cm" fo:padding-left="0.1cm" fo:padding-right="0.1cm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dash" draw:stroke-dash="Fine_20_Dashed" svg:stroke-width="0.081cm" svg:stroke-color="#dc322f" draw:marker-start="" draw:marker-start-width="0.322cm" draw:marker-start-center="false" draw:marker-end="" draw:marker-end-width="0.322cm" draw:marker-end-center="false" draw:fill="none" draw:fill-color="#dc322f" draw:fill-image-width="0cm" draw:fill-image-height="0cm" draw:textarea-horizontal-align="justify" draw:textarea-vertical-align="middle" draw:auto-grow-height="false" fo:min-height="0.438cm" fo:min-width="0.438cm" fo:padding-top="0.091cm" fo:padding-bottom="0.091cm" fo:padding-left="0.091cm" fo:padding-right="0.091cm" draw:shadow="hidden" draw:shadow-offset-x="0.2cm" draw:shadow-offset-y="0.2cm" draw:shadow-color="#808080" style:protect="size"/>
    </style:style>
    <style:style style:name="gr37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1.001cm" fo:padding-top="-0.3cm" fo:padding-bottom="0.1cm" fo:padding-left="0.1cm" fo:padding-right="0.1cm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dash" draw:stroke-dash="Fine_20_Dashed" svg:stroke-width="0.081cm" svg:stroke-color="#dc322f" draw:marker-start="" draw:marker-start-width="0.322cm" draw:marker-start-center="false" draw:marker-end="" draw:marker-end-width="0.322cm" draw:marker-end-center="false" draw:fill="none" draw:fill-color="#dc322f" draw:fill-image-width="0cm" draw:fill-image-height="0cm" draw:textarea-horizontal-align="justify" draw:textarea-vertical-align="middle" draw:auto-grow-height="false" fo:min-height="0.438cm" fo:min-width="0.438cm" fo:padding-top="0.091cm" fo:padding-bottom="0.091cm" fo:padding-left="0.091cm" fo:padding-right="0.091cm" draw:shadow="hidden" draw:shadow-offset-x="0.2cm" draw:shadow-offset-y="0.2cm" draw:shadow-color="#808080" style:protect="size"/>
    </style:style>
    <style:style style:name="gr41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1.801cm" fo:padding-top="-0.3cm" fo:padding-bottom="0.1cm" fo:padding-left="0.1cm" fo:padding-right="0.1cm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none" draw:stroke-dash="Dashed_20__28_var_29__20_1" svg:stroke-width="0.1cm" svg:stroke-color="#dc322f" draw:marker-start="" draw:marker-start-width="0.35cm" draw:marker-start-center="false" draw:marker-end="" draw:marker-end-width="0.35cm" draw:marker-end-center="false" draw:fill="solid" draw:fill-color="#dc322f" draw:fill-image-width="0cm" draw:fill-image-height="0cm" draw:textarea-horizontal-align="justify" draw:textarea-vertical-align="middle" draw:auto-grow-height="false" fo:min-height="0.438cm" fo:min-width="0.438cm" fo:padding-top="0.1cm" fo:padding-bottom="0.1cm" fo:padding-left="0.1cm" fo:padding-right="0.1cm" draw:shadow="hidden" draw:shadow-offset-x="0.2cm" draw:shadow-offset-y="0.2cm" draw:shadow-color="#808080" style:protect="size"/>
    </style:style>
    <style:style style:name="gr47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0.601cm" fo:padding-top="-0.3cm" fo:padding-bottom="0.1cm" fo:padding-left="0.1cm" fo:padding-right="0.1cm" draw:shadow="hidden" draw:shadow-offset-x="0.2cm" draw:shadow-offset-y="0.2cm" draw:shadow-color="#808080"/>
    </style:style>
    <style:style style:name="gr48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0.601cm" fo:padding-top="-0.3cm" fo:padding-bottom="0.1cm" fo:padding-left="0.1cm" fo:padding-right="0.1cm" draw:shadow="hidden" draw:shadow-offset-x="0.2cm" draw:shadow-offset-y="0.2cm" draw:shadow-color="#808080"/>
    </style:style>
    <style:style style:name="gr49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50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51" style:family="graphic" style:parent-style-name="standard" style:list-style-name="L2">
      <style:graphic-properties draw:stroke="none" draw:stroke-dash="Dashed_20__28_var_29__20_1" svg:stroke-width="0.1cm" svg:stroke-color="#dc322f" draw:marker-start="" draw:marker-start-width="0.35cm" draw:marker-start-center="false" draw:marker-end="" draw:marker-end-width="0.35cm" draw:marker-end-center="false" draw:fill="solid" draw:fill-color="#dc322f" draw:fill-image-width="0cm" draw:fill-image-height="0cm" draw:textarea-horizontal-align="justify" draw:textarea-vertical-align="middle" draw:auto-grow-height="false" fo:min-height="0.438cm" fo:min-width="0.438cm" fo:padding-top="0.1cm" fo:padding-bottom="0.1cm" fo:padding-left="0.1cm" fo:padding-right="0.1cm" draw:shadow="hidden" draw:shadow-offset-x="0.2cm" draw:shadow-offset-y="0.2cm" draw:shadow-color="#808080" style:protect="size"/>
    </style:style>
    <style:style style:name="gr52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0.601cm" fo:padding-top="-0.3cm" fo:padding-bottom="0.1cm" fo:padding-left="0.1cm" fo:padding-right="0.1cm" draw:shadow="hidden" draw:shadow-offset-x="0.2cm" draw:shadow-offset-y="0.2cm" draw:shadow-color="#808080"/>
    </style:style>
    <style:style style:name="gr53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0.601cm" fo:padding-top="-0.3cm" fo:padding-bottom="0.1cm" fo:padding-left="0.1cm" fo:padding-right="0.1cm" draw:shadow="hidden" draw:shadow-offset-x="0.2cm" draw:shadow-offset-y="0.2cm" draw:shadow-color="#808080"/>
    </style:style>
    <style:style style:name="gr54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55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56" style:family="graphic" style:parent-style-name="standard" style:list-style-name="L2">
      <style:graphic-properties draw:stroke="none" draw:stroke-dash="Dashed_20__28_var_29__20_1" svg:stroke-width="0.1cm" svg:stroke-color="#dc322f" draw:marker-start="" draw:marker-start-width="0.35cm" draw:marker-start-center="false" draw:marker-end="" draw:marker-end-width="0.35cm" draw:marker-end-center="false" draw:fill="solid" draw:fill-color="#dc322f" draw:fill-image-width="0cm" draw:fill-image-height="0cm" draw:textarea-horizontal-align="justify" draw:textarea-vertical-align="middle" draw:auto-grow-height="false" fo:min-height="0.438cm" fo:min-width="0.438cm" fo:padding-top="0.1cm" fo:padding-bottom="0.1cm" fo:padding-left="0.1cm" fo:padding-right="0.1cm" draw:shadow="hidden" draw:shadow-offset-x="0.2cm" draw:shadow-offset-y="0.2cm" draw:shadow-color="#808080" style:protect="size"/>
    </style:style>
    <style:style style:name="gr57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0.601cm" fo:padding-top="-0.3cm" fo:padding-bottom="0.1cm" fo:padding-left="0.1cm" fo:padding-right="0.1cm" draw:shadow="hidden" draw:shadow-offset-x="0.2cm" draw:shadow-offset-y="0.2cm" draw:shadow-color="#808080"/>
    </style:style>
    <style:style style:name="gr58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0.601cm" fo:padding-top="-0.3cm" fo:padding-bottom="0.1cm" fo:padding-left="0.1cm" fo:padding-right="0.1cm" draw:shadow="hidden" draw:shadow-offset-x="0.2cm" draw:shadow-offset-y="0.2cm" draw:shadow-color="#808080"/>
    </style:style>
    <style:style style:name="gr59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60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" style:family="paragraph">
      <loext:graphic-properties draw:fill="solid" draw:fill-color="#dc322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ller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268bd2" draw:fill-gradient-name="Gradient_20_2" draw:fill-hatch-name="Hatching_20_1" draw:fill-image-name="Bitmap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268bd2" style:text-outline="true" style:text-line-through-style="none" style:text-line-through-type="none" style:font-name="Aller Display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4a8e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ller Display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font-name="Aller Display1"/>
    </style:style>
    <style:style style:name="P7" style:family="paragraph">
      <loext:graphic-properties draw:fill="none" draw:fill-color="#dc322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dc322f" style:text-outline="false" style:text-line-through-style="none" style:text-line-through-type="none" style:font-name="Aller Display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Aller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68bd2" style:text-outline="true" style:text-line-through-style="none" style:text-line-through-type="none" style:font-name="Aller Display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Aller Display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dc322f" style:text-outline="false" style:text-line-through-style="none" style:text-line-through-type="none" style:font-name="Aller Display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0.9cm" svg:height="0.9cm" svg:x="7.1cm" svg:y="1cm">
            <text:p text:style-name="P1"><text:span text:style-name="T1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4" draw:layer="layout" svg:width="0.8cm" svg:height="0.6cm" svg:x="6.9cm" svg:y="1.9cm">
              <text:p text:style-name="P3"><text:span text:style-name="T2">pre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4" draw:layer="layout" svg:width="0.8cm" svg:height="0.6cm" svg:x="7.5cm" svg:y="1.9cm">
              <text:p text:style-name="P3"><text:span text:style-name="T2">eff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5" draw:layer="layout" svg:width="0.35cm" svg:height="0.35cm" svg:x="7.75cm" svg:y="2.05cm">
              <text:p text:style-name="P3"><text:span text:style-name="T3">4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0.35cm" svg:height="0.35cm" svg:x="7.15cm" svg:y="2.05cm">
              <text:p text:style-name="P3"><text:span text:style-name="T3">2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" draw:text-style-name="P2" draw:layer="layout" svg:width="0.9cm" svg:height="0.9cm" svg:x="4.8cm" svg:y="2.7cm">
            <text:p text:style-name="P1"><text:span text:style-name="T1">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7" draw:text-style-name="P4" draw:layer="layout" svg:width="0.8cm" svg:height="0.6cm" svg:x="4.6cm" svg:y="3.6cm">
              <text:p text:style-name="P3"><text:span text:style-name="T2">pre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4" draw:layer="layout" svg:width="0.8cm" svg:height="0.6cm" svg:x="5.2cm" svg:y="3.6cm">
              <text:p text:style-name="P3"><text:span text:style-name="T2">eff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9" draw:text-style-name="P5" draw:layer="layout" svg:width="0.35cm" svg:height="0.35cm" svg:x="5.45cm" svg:y="3.75cm">
              <text:p text:style-name="P3"><text:span text:style-name="T3">-5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0.35cm" svg:height="0.35cm" svg:x="4.85cm" svg:y="3.75cm">
              <text:p text:style-name="P3"><text:span text:style-name="T3">4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1" draw:text-style-name="P2" draw:layer="layout" svg:width="0.9cm" svg:height="0.9cm" svg:x="1.3cm" svg:y="2.7cm">
            <text:p text:style-name="P1"><text:span text:style-name="T1">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4" draw:layer="layout" svg:width="0.8cm" svg:height="0.6cm" svg:x="1.1cm" svg:y="3.6cm">
              <text:p text:style-name="P3"><text:span text:style-name="T2">pre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3" draw:text-style-name="P4" draw:layer="layout" svg:width="0.8cm" svg:height="0.6cm" svg:x="1.7cm" svg:y="3.6cm">
              <text:p text:style-name="P3"><text:span text:style-name="T2">eff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4" draw:text-style-name="P5" draw:layer="layout" svg:width="0.35cm" svg:height="0.35cm" svg:x="1.95cm" svg:y="3.75cm">
              <text:p text:style-name="P3"><text:span text:style-name="T3">-8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5" draw:layer="layout" svg:width="0.35cm" svg:height="0.35cm" svg:x="1.35cm" svg:y="3.75cm">
              <text:p text:style-name="P3"><text:span text:style-name="T3">7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6" draw:text-style-name="P2" draw:layer="layout" svg:width="0.9cm" svg:height="0.9cm" svg:x="2.8cm" svg:y="2.7cm">
            <text:p text:style-name="P1"><text:span text:style-name="T1">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7" draw:text-style-name="P4" draw:layer="layout" svg:width="0.8cm" svg:height="0.6cm" svg:x="2.7cm" svg:y="3.6cm">
              <text:p text:style-name="P3"><text:span text:style-name="T2">pre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4" draw:layer="layout" svg:width="0.8cm" svg:height="0.6cm" svg:x="3.3cm" svg:y="3.6cm">
              <text:p text:style-name="P3"><text:span text:style-name="T2">eff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9" draw:text-style-name="P5" draw:layer="layout" svg:width="0.35cm" svg:height="0.35cm" svg:x="3.55cm" svg:y="3.75cm">
              <text:p text:style-name="P3"><text:span text:style-name="T3">-7</text:span></text:p>
              <draw:enhanced-geometry svg:viewBox="0 0 21600 21600" draw:type="rectangle" draw:enhanced-path="M 0 0 L 21600 0 21600 21600 0 21600 0 0 Z N"/>
            </draw:custom-shape>
            <draw:custom-shape draw:style-name="gr20" draw:text-style-name="P5" draw:layer="layout" svg:width="0.35cm" svg:height="0.35cm" svg:x="2.95cm" svg:y="3.75cm">
              <text:p text:style-name="P3"><text:span text:style-name="T3">8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21" draw:text-style-name="P2" draw:layer="layout" svg:width="0.9cm" svg:height="0.9cm" svg:x="5.1cm" svg:y="1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2" draw:text-style-name="P4" draw:layer="layout" svg:width="0.8cm" svg:height="0.6cm" svg:x="4.9cm" svg:y="1.9cm">
              <text:p text:style-name="P3"><text:span text:style-name="T2">pre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3" draw:text-style-name="P4" draw:layer="layout" svg:width="1.2cm" svg:height="0.6cm" svg:x="5.5cm" svg:y="1.9cm">
              <text:p text:style-name="P3"><text:span text:style-name="T2">eff</text:span>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4" draw:text-style-name="P5" draw:layer="layout" svg:width="0.35cm" svg:height="0.35cm" svg:x="5.75cm" svg:y="2.05cm">
              <text:p text:style-name="P3"><text:span text:style-name="T3">3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5" draw:layer="layout" svg:width="0.35cm" svg:height="0.35cm" svg:x="5.15cm" svg:y="2.05cm">
              <text:p text:style-name="P3"><text:span text:style-name="T3">1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5" draw:layer="layout" svg:width="0.35cm" svg:height="0.35cm" svg:x="6.15cm" svg:y="2.05cm">
              <text:p text:style-name="P3"><text:span text:style-name="T3">5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27" draw:text-style-name="P2" draw:layer="layout" svg:width="0.9cm" svg:height="0.9cm" svg:x="11.4cm" svg:y="2.7cm">
            <text:p text:style-name="P1"><text:span text:style-name="T1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8" draw:text-style-name="P4" draw:layer="layout" svg:width="0.8cm" svg:height="0.6cm" svg:x="10.9cm" svg:y="3.6cm">
              <text:p text:style-name="P3"><text:span text:style-name="T2">pre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4" draw:layer="layout" svg:width="1.2cm" svg:height="0.6cm" svg:x="11.5cm" svg:y="3.6cm">
              <text:p text:style-name="P3"><text:span text:style-name="T2">eff</text:span>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5" draw:layer="layout" svg:width="0.35cm" svg:height="0.35cm" svg:x="11.75cm" svg:y="3.75cm">
              <text:p text:style-name="P3"><text:span text:style-name="T3">-2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5" draw:layer="layout" svg:width="0.35cm" svg:height="0.35cm" svg:x="11.15cm" svg:y="3.75cm">
              <text:p text:style-name="P3"><text:span text:style-name="T3">7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5" draw:layer="layout" svg:width="0.35cm" svg:height="0.35cm" svg:x="12.15cm" svg:y="3.75cm">
              <text:p text:style-name="P3"><text:span text:style-name="T3">2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33" draw:text-style-name="P2" draw:layer="layout" svg:width="0.9cm" svg:height="0.9cm" svg:x="7cm" svg:y="2.7cm">
            <text:p text:style-name="P1"><text:span text:style-name="T1">u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4" draw:text-style-name="P4" draw:layer="layout" svg:width="0.8cm" svg:height="0.6cm" svg:x="6.9cm" svg:y="3.6cm">
              <text:p text:style-name="P3"><text:span text:style-name="T2">pre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5" draw:text-style-name="P5" draw:layer="layout" svg:width="0.35cm" svg:height="0.35cm" svg:x="7.15cm" svg:y="3.75cm">
              <text:p text:style-name="P3"><text:span text:style-name="T3">4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36" draw:text-style-name="P7" draw:layer="layout" svg:width="0.9cm" svg:height="0.9cm" svg:x="1.5cm" svg:y="1cm">
            <text:p text:style-name="P6"><text:span text:style-name="T4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7" draw:text-style-name="P4" draw:layer="layout" svg:width="1.2cm" svg:height="0.6cm" svg:x="1.2cm" svg:y="1.9cm">
              <text:p text:style-name="P3"><text:span text:style-name="T2">eff</text:span>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" draw:layer="layout" svg:width="0.35cm" svg:height="0.35cm" svg:x="1.45cm" svg:y="2.05cm">
              <text:p text:style-name="P3"><text:span text:style-name="T3">1</text:span></text:p>
              <draw:enhanced-geometry svg:viewBox="0 0 21600 21600" draw:type="rectangle" draw:enhanced-path="M 0 0 L 21600 0 21600 21600 0 21600 0 0 Z N"/>
            </draw:custom-shape>
            <draw:custom-shape draw:style-name="gr39" draw:text-style-name="P5" draw:layer="layout" svg:width="0.35cm" svg:height="0.35cm" svg:x="1.85cm" svg:y="2.05cm">
              <text:p text:style-name="P3"><text:span text:style-name="T3">2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40" draw:text-style-name="P7" draw:layer="layout" svg:width="0.9cm" svg:height="0.9cm" svg:x="3.1cm" svg:y="1cm">
            <text:p text:style-name="P6"><text:span text:style-name="T4">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1" draw:text-style-name="P4" draw:layer="layout" svg:width="2cm" svg:height="0.6cm" svg:x="2.5cm" svg:y="1.9cm">
              <text:p text:style-name="P3"><text:span text:style-name="T2">pre</text:span></text:p>
              <draw:enhanced-geometry svg:viewBox="0 0 21600 21600" draw:mirror-horizontal="false" draw:mirror-vertical="false" draw:text-areas="0 0 21600 21600" draw:type="chevron" draw:modifiers="19376.3118440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42" draw:text-style-name="P5" draw:layer="layout" svg:width="0.35cm" svg:height="0.35cm" svg:x="2.75cm" svg:y="2.05cm">
              <text:p text:style-name="P3"><text:span text:style-name="T3">3</text:span></text:p>
              <draw:enhanced-geometry svg:viewBox="0 0 21600 21600" draw:type="rectangle" draw:enhanced-path="M 0 0 L 21600 0 21600 21600 0 21600 0 0 Z N"/>
            </draw:custom-shape>
            <draw:custom-shape draw:style-name="gr43" draw:text-style-name="P5" draw:layer="layout" svg:width="0.35cm" svg:height="0.35cm" svg:x="3.15cm" svg:y="2.05cm">
              <text:p text:style-name="P3"><text:span text:style-name="T3">4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5" draw:layer="layout" svg:width="0.35cm" svg:height="0.35cm" svg:x="3.55cm" svg:y="2.05cm">
              <text:p text:style-name="P3"><text:span text:style-name="T3">-5</text:span></text:p>
              <draw:enhanced-geometry svg:viewBox="0 0 21600 21600" draw:type="rectangle" draw:enhanced-path="M 0 0 L 21600 0 21600 21600 0 21600 0 0 Z N"/>
            </draw:custom-shape>
            <draw:custom-shape draw:style-name="gr45" draw:text-style-name="P5" draw:layer="layout" svg:width="0.35cm" svg:height="0.35cm" svg:x="3.95cm" svg:y="2.05cm">
              <text:p text:style-name="P3"><text:span text:style-name="T3">6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46" draw:text-style-name="P2" draw:layer="layout" svg:width="0.9cm" svg:height="0.9cm" svg:x="8.117cm" svg:y="2.7cm">
            <text:p text:style-name="P1"><text:span text:style-name="T1">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7" draw:text-style-name="P4" draw:layer="layout" svg:width="0.8cm" svg:height="0.6cm" svg:x="7.917cm" svg:y="3.6cm">
              <text:p text:style-name="P3"><text:span text:style-name="T2">pre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48" draw:text-style-name="P4" draw:layer="layout" svg:width="0.8cm" svg:height="0.6cm" svg:x="8.517cm" svg:y="3.6cm">
              <text:p text:style-name="P3"><text:span text:style-name="T2">eff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49" draw:text-style-name="P5" draw:layer="layout" svg:width="0.35cm" svg:height="0.35cm" svg:x="8.767cm" svg:y="3.75cm">
              <text:p text:style-name="P3"><text:span text:style-name="T3">4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5" draw:layer="layout" svg:width="0.35cm" svg:height="0.35cm" svg:x="8.167cm" svg:y="3.75cm">
              <text:p text:style-name="P3"><text:span text:style-name="T3">4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51" draw:text-style-name="P2" draw:layer="layout" svg:width="0.9cm" svg:height="0.9cm" svg:x="8.6cm" svg:y="1cm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52" draw:text-style-name="P4" draw:layer="layout" svg:width="0.8cm" svg:height="0.6cm" svg:x="8.4cm" svg:y="1.9cm">
              <text:p text:style-name="P3"><text:span text:style-name="T2">pre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3" draw:text-style-name="P4" draw:layer="layout" svg:width="0.8cm" svg:height="0.6cm" svg:x="9cm" svg:y="1.9cm">
              <text:p text:style-name="P3"><text:span text:style-name="T2">eff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4" draw:text-style-name="P5" draw:layer="layout" svg:width="0.35cm" svg:height="0.35cm" svg:x="9.25cm" svg:y="2.05cm">
              <text:p text:style-name="P3"><text:span text:style-name="T3">6</text:span></text:p>
              <draw:enhanced-geometry svg:viewBox="0 0 21600 21600" draw:type="rectangle" draw:enhanced-path="M 0 0 L 21600 0 21600 21600 0 21600 0 0 Z N"/>
            </draw:custom-shape>
            <draw:custom-shape draw:style-name="gr55" draw:text-style-name="P5" draw:layer="layout" svg:width="0.35cm" svg:height="0.35cm" svg:x="8.65cm" svg:y="2.05cm">
              <text:p text:style-name="P3"><text:span text:style-name="T3">5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56" draw:text-style-name="P2" draw:layer="layout" svg:width="0.9cm" svg:height="0.9cm" svg:x="9.634cm" svg:y="2.7cm">
            <text:p text:style-name="P1"><text:span text:style-name="T1">w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57" draw:text-style-name="P4" draw:layer="layout" svg:width="0.8cm" svg:height="0.6cm" svg:x="9.434cm" svg:y="3.6cm">
              <text:p text:style-name="P3"><text:span text:style-name="T2">pre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8" draw:text-style-name="P4" draw:layer="layout" svg:width="0.8cm" svg:height="0.6cm" svg:x="10.034cm" svg:y="3.6cm">
              <text:p text:style-name="P3"><text:span text:style-name="T2">eff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9" draw:text-style-name="P5" draw:layer="layout" svg:width="0.35cm" svg:height="0.35cm" svg:x="10.284cm" svg:y="3.75cm">
              <text:p text:style-name="P3"><text:span text:style-name="T3">3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5" draw:layer="layout" svg:width="0.35cm" svg:height="0.35cm" svg:x="9.684cm" svg:y="3.75cm">
              <text:p text:style-name="P3"><text:span text:style-name="T3">9</text:span>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" svg:font-family="Aller" style:font-adornments="Normal" style:font-pitch="variable"/>
    <style:font-face style:name="Aller Display1" svg:font-family="'Aller Display'" style:font-pitch="variable"/>
    <style:font-face style:name="Aller Display" svg:font-family="'Aller Display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5T10:03:45.632686089</meta:creation-date>
    <dc:date>2016-04-15T10:08:43.011276534</dc:date>
    <meta:editing-duration>PT4M56S</meta:editing-duration>
    <meta:editing-cycles>2</meta:editing-cycles>
    <meta:generator>LibreOffice/5.1.2.2$Linux_X86_64 LibreOffice_project/10m0$Build-2</meta:generator>
    <meta:document-statistic meta:object-count="84"/>
  </office:meta>
</office:document-meta>
</file>